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officeooo:rsid="001d6242" officeooo:paragraph-rsid="001d6242"/>
    </style:style>
    <style:style style:name="P2" style:family="paragraph" style:parent-style-name="Standard">
      <style:paragraph-properties fo:line-height="200%" fo:text-align="center" style:justify-single-word="false"/>
      <style:text-properties fo:font-size="32pt" style:text-underline-style="solid" style:text-underline-width="auto" style:text-underline-color="font-color" fo:font-weight="bold" officeooo:rsid="001d6242" officeooo:paragraph-rsid="001d6242" style:font-size-asian="32pt" style:font-weight-asian="bold" style:font-size-complex="32pt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size="14pt" style:text-underline-style="solid" style:text-underline-width="auto" style:text-underline-color="font-color" fo:font-weight="bold" officeooo:rsid="001d6242" officeooo:paragraph-rsid="001d624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line-height="200%" fo:text-indent="0cm" style:auto-text-indent="false"/>
      <style:text-properties officeooo:rsid="00187a6f" officeooo:paragraph-rsid="001d6242"/>
    </style:style>
    <style:style style:name="P5" style:family="paragraph">
      <loext:graphic-properties draw:fill="none" draw:fill-color="#ffffff"/>
      <style:text-properties fo:font-size="12pt"/>
    </style:style>
    <style:style style:name="T1" style:family="text">
      <style:text-properties officeooo:rsid="001d6242"/>
    </style:style>
    <style:style style:name="T2" style:family="text">
      <style:text-properties officeooo:rsid="001f51e6"/>
    </style:style>
    <style:style style:name="T3" style:family="text">
      <style:text-properties officeooo:rsid="002051d8"/>
    </style:style>
    <style:style style:name="T4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Cadre de texte 1" draw:style-name="gr1" draw:text-style-name="P5" svg:width="0.742cm" svg:height="0.489cm" svg:x="16.242cm" svg:y="0.049cm"><draw:text-box><text:p><text:span text:style-name="T4">12a</text:span></text:p></draw:text-box></draw:frame>Moisan Clément <text:s/></text:p>
      <text:p text:style-name="P1"/>
      <text:p text:style-name="P2">Atelier d’écriture</text:p>
      <text:p text:style-name="P3">1) Préface</text:p>
      <text:p text:style-name="P4">Pour moi écrire ne m’attire particulièrement <text:span text:style-name="T1">et pour tout dire l’exercice en lui même me fait ressentir de l’ennuie ainsi que et de l’inutilité. Mes productions me laisse indifférents et </text:span><text:span text:style-name="T2">malgré une lecture de mes textes devant mon groupe je n’approuve pas satisfaction ni illumination a faire tous ces exercices. Cela ne veut pas dire </text:span><text:span text:style-name="T3">je n’étais pas inspiré car a chaque travail, un texte a été produit. Je pourrais même dire que mon texte avec lequel j’ai eu le plus d’inspiration été celui de l’acronym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7:48:08.811208743</meta:creation-date>
    <dc:date>2025-06-02T18:28:19.417913570</dc:date>
    <meta:editing-duration>PT58S</meta:editing-duration>
    <meta:editing-cycles>1</meta:editing-cycles>
    <meta:document-statistic meta:table-count="0" meta:image-count="0" meta:object-count="0" meta:page-count="1" meta:paragraph-count="4" meta:word-count="92" meta:character-count="549" meta:non-whitespace-character-count="459"/>
    <meta:generator>LibreOffice/24.2.7.2$Linux_X86_64 LibreOffice_project/420$Build-2</meta:generator>
  </office:meta>
</office:document-meta>
</file>